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6.212cm"/>
    </style:style>
    <style:style style:name="co3" style:family="table-column">
      <style:table-column-properties fo:break-before="auto" style:column-width="24.30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4">
            <text:p>14</text:p>
          </table:table-cell>
          <table:table-cell office:value-type="string">
            <text:p>_Documentales</text:p>
          </table:table-cell>
          <table:table-cell office:value-type="string">
            <text:p>Balseros.[spanish.divx.5.05.pro][de.torpedorr][grupo.eshock-YDM][www.eshock.cc].av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_Documentales</text:p>
          </table:table-cell>
          <table:table-cell office:value-type="string">
            <text:p>Camino a Guantanamo.[Esp].DvDScreener.Xvid-AC3.[www.animersion.net].by.ART.avi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_Documentales</text:p>
          </table:table-cell>
          <table:table-cell office:value-type="string">
            <text:p>El Desencanto (Jaime Chavarri 1976) By Tiglatpileser.avi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_Documentales</text:p>
          </table:table-cell>
          <table:table-cell office:value-type="string">
            <text:p>El Tren de la Memoria.avi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_Documentales</text:p>
          </table:table-cell>
          <table:table-cell office:value-type="string">
            <text:p>En El Mundo A Cada Rato.avi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_Documentales</text:p>
          </table:table-cell>
          <table:table-cell office:value-type="string">
            <text:p>es facil dejar de fumar si sabes como antena 3 metodo allen carr dvd rip xvid 27_12_2005.avi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_Documentales</text:p>
          </table:table-cell>
          <table:table-cell office:value-type="string">
            <text:p>Esta no es la vida privada de Javier Krahe Dvdrip.avi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_Documentales</text:p>
          </table:table-cell>
          <table:table-cell office:value-type="string">
            <text:p>inside job.avi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_Documentales</text:p>
          </table:table-cell>
          <table:table-cell office:value-type="string">
            <text:p>Julio Cortazar - Entrevista en A Fondo (1977-TVE) by Kermig.avi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_Documentales</text:p>
          </table:table-cell>
          <table:table-cell office:value-type="string">
            <text:p>La vida loca.2008 (Christian Poveda) (Documental Canal+) [Satrip][xvid-mp3].89m.por bizzentte y documentalesatonline.avi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_Documentales</text:p>
          </table:table-cell>
          <table:table-cell office:value-type="string">
            <text:p>La.espalda.del.mundo_RipDVD_by.Oliseh_xvid2pass.avi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_Documentales</text:p>
          </table:table-cell>
          <table:table-cell office:value-type="string">
            <text:p>Leopoldo M.Panero(la mandragora)by Deri.mp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_Documentales</text:p>
          </table:table-cell>
          <table:table-cell office:value-type="string">
            <text:p>Los pasos dobles (Isaki Lacuesta, 2011).avi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_Documentales</text:p>
          </table:table-cell>
          <table:table-cell office:value-type="string">
            <text:p>Los sin tierra, por los caminos de america.Genial.Por Blodmer.avi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_Documentales</text:p>
          </table:table-cell>
          <table:table-cell office:value-type="string">
            <text:p>Salvador Dalí - (Entrevista A Fondo 1977).mpg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_Documentales</text:p>
          </table:table-cell>
          <table:table-cell office:value-type="string">
            <text:p>Searching for Sugar Man.avi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_Documentales</text:p>
          </table:table-cell>
          <table:table-cell office:value-type="string">
            <text:p>The Devil and Daniel Johnston.2005 (Documental Canal HD).[Spanish][SATRip][xvid-mp3].105m.by.Dok.avi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_Documentales</text:p>
          </table:table-cell>
          <table:table-cell office:value-type="string">
            <text:p>Un Dia Con Panero + Leopoldo Maria panero + Carlos Ann + Bunbury - Documental.mpg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_Documentales</text:p>
          </table:table-cell>
          <table:table-cell office:value-type="string">
            <text:p>zeitgeist -official release in spanish (subtÃ­tulos en espaÃ±ol).avi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aa sin archivar</text:p>
          </table:table-cell>
          <table:table-cell office:value-type="string">
            <text:p>Al.Otro.Lado.[Spanish].CVCD..DVDScreener.[DTL].mpg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a sin archivar</text:p>
          </table:table-cell>
          <table:table-cell office:value-type="string">
            <text:p>Amen.avi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aa sin archivar</text:p>
          </table:table-cell>
          <table:table-cell office:value-type="string">
            <text:p>Arrebato.avi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a sin archivar</text:p>
          </table:table-cell>
          <table:table-cell office:value-type="string">
            <text:p>Atrapado en el Tiempo (Spanish Divx).avi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a sin archivar</text:p>
          </table:table-cell>
          <table:table-cell office:value-type="string">
            <text:p>Bagdad cafe.avi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a sin archivar</text:p>
          </table:table-cell>
          <table:table-cell office:value-type="string">
            <text:p>Before.the.Devil.Knows.Youre.Dead.DVDrip.Xvid.Mp3.[www.SuBTorrents.com].avi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aa sin archivar</text:p>
          </table:table-cell>
          <table:table-cell office:value-type="string">
            <text:p>Blade Runner (Final Cut) HDrip.Xvid AC3.avi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aa sin archivar</text:p>
          </table:table-cell>
          <table:table-cell office:value-type="string">
            <text:p>Bloody.Sunday.(domingo sangriento)DvD-Rip.Spanish.KVCD.Grup.AR_MI.mpg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a sin archivar</text:p>
          </table:table-cell>
          <table:table-cell office:value-type="string">
            <text:p>Blow-Up (Deseo De Una Mañana De Verano) (Michelangelo Antonioni, 1966) {Dual}.avi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aa sin archivar</text:p>
          </table:table-cell>
          <table:table-cell office:value-type="string">
            <text:p>Brazil.cd1-dual.español.ingles-torpedorr-eshock-YDM.avi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a sin archivar</text:p>
          </table:table-cell>
          <table:table-cell office:value-type="string">
            <text:p>Brazil.cd2-dual.español.ingles-torpedorr-eshock-YDM.avi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a sin archivar</text:p>
          </table:table-cell>
          <table:table-cell office:value-type="string">
            <text:p>Buenas.Noches.y.Buena.Suerte.Spanish.[DvDScreener].[WwW.EstrenosDivX.CoM].avi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a sin archivar</text:p>
          </table:table-cell>
          <table:table-cell office:value-type="string">
            <text:p>Cabaret-Divx 5.2.1-DvdRip-Spanish(Subt. En Canciones)-Por Amorlorca.avi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a sin archivar</text:p>
          </table:table-cell>
          <table:table-cell office:value-type="string">
            <text:p>Charada[DvdRip-Dual][Xvid-Mp3][proteinicos]merxe.avi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aa sin archivar</text:p>
          </table:table-cell>
          <table:table-cell office:value-type="string">
            <text:p>Chico &amp; Rita.avi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a sin archivar</text:p>
          </table:table-cell>
          <table:table-cell office:value-type="string">
            <text:p>Cinema.Paradiso[spanish.divx][dvd-rip][joseett].avi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a sin archivar</text:p>
          </table:table-cell>
          <table:table-cell office:value-type="string">
            <text:p>Confesiones.De.Una.Mente.Peligrosa.avi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aa sin archivar</text:p>
          </table:table-cell>
          <table:table-cell office:value-type="string">
            <text:p>Cuentos De La Luna Palida De Agosto.avi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a sin archivar</text:p>
          </table:table-cell>
          <table:table-cell office:value-type="string">
            <text:p>De Aqui A La Eternidad.avi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aa sin archivar</text:p>
          </table:table-cell>
          <table:table-cell office:value-type="string">
            <text:p>Dejame entrar.avi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aa sin archivar</text:p>
          </table:table-cell>
          <table:table-cell office:value-type="string">
            <text:p>Dentro.del.laberinto[Spanish.CVCD][by.PMM][www.lowid.tk][www.informaticaparatodos.2ya.com].mpg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a sin archivar</text:p>
          </table:table-cell>
          <table:table-cell office:value-type="string">
            <text:p>Diamante.De.Sangre.[Blood Diamond].[DVDScreener].[V.O.Sub.Spanish].[UltimosDivX.CoM].[EstrenosP2P.avi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aa sin archivar</text:p>
          </table:table-cell>
          <table:table-cell office:value-type="string">
            <text:p>Easy.rider.(1969).avi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a sin archivar</text:p>
          </table:table-cell>
          <table:table-cell office:value-type="string">
            <text:p>El Callejon de los Milagros.avi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aa sin archivar</text:p>
          </table:table-cell>
          <table:table-cell office:value-type="string">
            <text:p>El cazador 1978-Robert De Niro.mpg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aa sin archivar</text:p>
          </table:table-cell>
          <table:table-cell office:value-type="string">
            <text:p>El gran dictador.mpg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aa sin archivar</text:p>
          </table:table-cell>
          <table:table-cell office:value-type="string">
            <text:p>El Gran Gatsby Dual Esp-Eng CD 1.avi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a sin archivar</text:p>
          </table:table-cell>
          <table:table-cell office:value-type="string">
            <text:p>El Gran Vazquez.avi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a sin archivar</text:p>
          </table:table-cell>
          <table:table-cell office:value-type="string">
            <text:p>El Odio (La Haine)_español_PELICULON.avi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aa sin archivar</text:p>
          </table:table-cell>
          <table:table-cell office:value-type="string">
            <text:p>El Rey Del Juego [DVDRIP][Spanish].avi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aa sin archivar</text:p>
          </table:table-cell>
          <table:table-cell office:value-type="string">
            <text:p>El.Buscavidas.Spanish.XviD.MP3.DVDRip.By.FreAk.TEAm.avi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a sin archivar</text:p>
          </table:table-cell>
          <table:table-cell office:value-type="string">
            <text:p>El.Crack_Dvdrip.avi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aa sin archivar</text:p>
          </table:table-cell>
          <table:table-cell office:value-type="string">
            <text:p>En la casa.avi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a sin archivar</text:p>
          </table:table-cell>
          <table:table-cell office:value-type="string">
            <text:p>En un Mundo Libre (Spanish) 2007 DVDRIP Xvid-Mp3 (Centraldivx.com).avi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aa sin archivar</text:p>
          </table:table-cell>
          <table:table-cell office:value-type="string">
            <text:p>En.la.Cuerda.Floja.Spanish.[TeleCine].avi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a sin archivar</text:p>
          </table:table-cell>
          <table:table-cell office:value-type="string">
            <text:p>Enmanuel.avi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aa sin archivar</text:p>
          </table:table-cell>
          <table:table-cell office:value-type="string">
            <text:p>Funy Games DVDRip AC3 Dual.avi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a sin archivar</text:p>
          </table:table-cell>
          <table:table-cell office:value-type="string">
            <text:p>Gainsbourg.avi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aa sin archivar</text:p>
          </table:table-cell>
          <table:table-cell office:value-type="string">
            <text:p>Ghost World Dvdrip Spanish By Cerni.avi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aa sin archivar</text:p>
          </table:table-cell>
          <table:table-cell office:value-type="string">
            <text:p>Gigante.avi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aa sin archivar</text:p>
          </table:table-cell>
          <table:table-cell office:value-type="string">
            <text:p>Hacia Rutas Salvajes.avi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a sin archivar</text:p>
          </table:table-cell>
          <table:table-cell office:value-type="string">
            <text:p>Hard Candy [by Holden] [www.hermeticos.org].avi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aa sin archivar</text:p>
          </table:table-cell>
          <table:table-cell office:value-type="string">
            <text:p>La Cabina Antonio Mercero Jose Luis Lopez Vazquez.avi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aa sin archivar</text:p>
          </table:table-cell>
          <table:table-cell office:value-type="string">
            <text:p>La Cinta Blanca.avi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aa sin archivar</text:p>
          </table:table-cell>
          <table:table-cell office:value-type="string">
            <text:p>La Grande Bellezza (V.O.S.E) 2013.avi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aa sin archivar</text:p>
          </table:table-cell>
          <table:table-cell office:value-type="string">
            <text:p>La Leyenda del Indomable.avi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aa sin archivar</text:p>
          </table:table-cell>
          <table:table-cell office:value-type="string">
            <text:p>La Mision [DVDRIP][www.elmejorwarez.org].avi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aa sin archivar</text:p>
          </table:table-cell>
          <table:table-cell office:value-type="string">
            <text:p>La teta asustada.avi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a sin archivar</text:p>
          </table:table-cell>
          <table:table-cell office:value-type="string">
            <text:p>la verdadera historia del cine (forgotten silver - peter jackson) spanish by angelui.avi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a sin archivar</text:p>
          </table:table-cell>
          <table:table-cell office:value-type="string">
            <text:p>La.Guerra.De.Charlie.Wilson.Spanish.avi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a sin archivar</text:p>
          </table:table-cell>
          <table:table-cell office:value-type="string">
            <text:p>La.Vida.de.los.Otros.Spanish.[DvDScreener].[EstrenosDivX.CoM].avi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aa sin archivar</text:p>
          </table:table-cell>
          <table:table-cell office:value-type="string">
            <text:p>Las Ventajas De Ser Un Marginado.avi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aa sin archivar</text:p>
          </table:table-cell>
          <table:table-cell office:value-type="string">
            <text:p>Las Virgenes Suicidas(By Servertt) Spanish Divx.avi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aa sin archivar</text:p>
          </table:table-cell>
          <table:table-cell office:value-type="string">
            <text:p>lo que se de lola.DIVX.DVDRip.PAPI45.avi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aa sin archivar</text:p>
          </table:table-cell>
          <table:table-cell office:value-type="string">
            <text:p>Los.Tres.Entierros.de.Melquiades.Estrada.Spanish.[DvDScreener].[WwW.EstrenosDivX.CoM].avi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aa sin archivar</text:p>
          </table:table-cell>
          <table:table-cell office:value-type="string">
            <text:p>Love exposure (Ai no mukidashi) - Shion Sono - V.O.Sub.Spa.avi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aa sin archivar</text:p>
          </table:table-cell>
          <table:table-cell office:value-type="string">
            <text:p>marcado por el odio spanish paul newman boxeo (ripped by tylerdurden) (TCM).avi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aa sin archivar</text:p>
          </table:table-cell>
          <table:table-cell office:value-type="string">
            <text:p>Michael.Clayton.[Spanish].TS-Screener.XviD.MP3.[DTL].avi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aa sin archivar</text:p>
          </table:table-cell>
          <table:table-cell office:value-type="string">
            <text:p>Miedo Y Asco En Las Vegas Dvd-Rip Divx5-Mp3 Spanish Dvd-Rippers.avi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aa sin archivar</text:p>
          </table:table-cell>
          <table:table-cell office:value-type="string">
            <text:p>Papillon.[CD1].(Spanish).(DVD-Rip).(XviD-mp3).(by.SDG).(sdg-es.com).avi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aa sin archivar</text:p>
          </table:table-cell>
          <table:table-cell office:value-type="string">
            <text:p>Papillon.[CD2].(Spanish).(DVD-Rip).(XviD-mp3).(by.SDG).(sdg-es.com).avi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aa sin archivar</text:p>
          </table:table-cell>
          <table:table-cell office:value-type="string">
            <text:p>Persepolis.[Spanish].DVDScreener.XviD.MP3.[DTL].avi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aa sin archivar</text:p>
          </table:table-cell>
          <table:table-cell office:value-type="string">
            <text:p>promesas del este dvdrip xvid mp3 sub spanish (cinesubtitulado cl).avi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aa sin archivar</text:p>
          </table:table-cell>
          <table:table-cell office:value-type="string">
            <text:p>Que Fue De Baby Jane.avi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aa sin archivar</text:p>
          </table:table-cell>
          <table:table-cell office:value-type="string">
            <text:p>Retorno al pasado- (Jacques Tourneur 1947) Español DVDRipp DivX by Tritón.avi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aa sin archivar</text:p>
          </table:table-cell>
          <table:table-cell office:value-type="string">
            <text:p>Romero.DVD-RIP.DivXPRO 5.21. Alta Resolución.CASTELLANO.Monseñor Oscar Arnulfo Romero, arzobispo y mártir de El Salvador.avi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aa sin archivar</text:p>
          </table:table-cell>
          <table:table-cell office:value-type="string">
            <text:p>Sexo Mentiras y Cintas de Video [DVDRip][Spanish].avi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aa sin archivar</text:p>
          </table:table-cell>
          <table:table-cell office:value-type="string">
            <text:p>Syriana.Spanish.[DvDScreener].[WwW.EstrenosDivX.CoM].avi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aa sin archivar</text:p>
          </table:table-cell>
          <table:table-cell office:value-type="string">
            <text:p>Ten Minutes Older The Trumpet sub esp.avi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aa sin archivar</text:p>
          </table:table-cell>
          <table:table-cell office:value-type="string">
            <text:p>The.Rocky.Horror.Picture.Show.DVDrip.Xvid+mp3.VOS.Spanish.[ZonaRipper's.para.Elitefreak.net].by.Cerni.avi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aa sin archivar</text:p>
          </table:table-cell>
          <table:table-cell office:value-type="string">
            <text:p>trainspotting.spanish.divx.avi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aa sin archivar</text:p>
          </table:table-cell>
          <table:table-cell office:value-type="string">
            <text:p>UN PROFETA.avi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aa sin archivar</text:p>
          </table:table-cell>
          <table:table-cell office:value-type="string">
            <text:p>Una Pistola En Cada Mano.avi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aa sin archivar</text:p>
          </table:table-cell>
          <table:table-cell office:value-type="string">
            <text:p>Una.Historia.Del.Bronx.avi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aa sin archivar</text:p>
          </table:table-cell>
          <table:table-cell office:value-type="string">
            <text:p>Up in the Air.avi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aa sin archivar</text:p>
          </table:table-cell>
          <table:table-cell office:value-type="string">
            <text:p>Vacaciones en ferragosto.avi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aa sin archivar</text:p>
          </table:table-cell>
          <table:table-cell office:value-type="string">
            <text:p>Viaje a Darjeeling (Spanish) 2007 DVDRIP Xvid-Mp3 (Centraldivx.com).avi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aa sin archivar</text:p>
          </table:table-cell>
          <table:table-cell office:value-type="string">
            <text:p>Yo Servi Al Rey De Inglaterra. - DvDScreener.avi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aa sin archivar</text:p>
          </table:table-cell>
          <table:table-cell office:value-type="string">
            <text:p>Yo,El Vaquilla.mpg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aa sin ver</text:p>
          </table:table-cell>
          <table:table-cell office:value-type="string">
            <text:p>1612 dvdrip.avi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aa sin ver</text:p>
          </table:table-cell>
          <table:table-cell office:value-type="string">
            <text:p>A SANGRE FRIA- Richard Brooks 1967 (D).avi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aa sin ver</text:p>
          </table:table-cell>
          <table:table-cell office:value-type="string">
            <text:p>Adios pequeña adios.avi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aa sin ver</text:p>
          </table:table-cell>
          <table:table-cell office:value-type="string">
            <text:p>Air Doll.avi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aa sin ver</text:p>
          </table:table-cell>
          <table:table-cell office:value-type="string">
            <text:p>Asuntos privados en lugares publicos DVDRip Ac3.avi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aa sin ver</text:p>
          </table:table-cell>
          <table:table-cell office:value-type="string">
            <text:p>Bestias del Sur Salvaje.avi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aa sin ver</text:p>
          </table:table-cell>
          <table:table-cell office:value-type="string">
            <text:p>BLANCANIEVES Pablo Berger.avi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aa sin ver</text:p>
          </table:table-cell>
          <table:table-cell office:value-type="string">
            <text:p>Cadillac.Records.2009.DVDScreeners.SPANISH.avi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aa sin ver</text:p>
          </table:table-cell>
          <table:table-cell office:value-type="string">
            <text:p>Carta de una Desconocida (1948).avi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aa sin ver</text:p>
          </table:table-cell>
          <table:table-cell office:value-type="string">
            <text:p>Chacun Son Cinema A Cada Uno Su Cine VOSubtCast.avi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aa sin ver</text:p>
          </table:table-cell>
          <table:table-cell office:value-type="string">
            <text:p>Ciudad.Del.Silencio.Bordertown.DVD-Screener.Xvid-Mp3.Spanish.[BajandoXvid.com].avi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aa sin ver</text:p>
          </table:table-cell>
          <table:table-cell office:value-type="string">
            <text:p>Corazon de tinta.avi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aaa sin ver</text:p>
          </table:table-cell>
          <table:table-cell office:value-type="string">
            <text:p>cuento de primavera (eric rohmer 1989).avi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aa sin ver</text:p>
          </table:table-cell>
          <table:table-cell office:value-type="string">
            <text:p>Deseo.Peligro.CD1.[Spanish].DVDScreener.XviD.MP3.[DTL].avi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aa sin ver</text:p>
          </table:table-cell>
          <table:table-cell office:value-type="string">
            <text:p>Deseo.Peligro.CD2.[Spanish].DVDScreener.XviD.MP3.[DTL].avi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aa sin ver</text:p>
          </table:table-cell>
          <table:table-cell office:value-type="string">
            <text:p>Detalles De Genio.avi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aa sin ver</text:p>
          </table:table-cell>
          <table:table-cell office:value-type="string">
            <text:p>Dia de Fiesta.avi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aa sin ver</text:p>
          </table:table-cell>
          <table:table-cell office:value-type="string">
            <text:p>El Lado Bueno De Las Cosas.avi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aa sin ver</text:p>
          </table:table-cell>
          <table:table-cell office:value-type="string">
            <text:p>El Niño de la Bicicleta.avi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aa sin ver</text:p>
          </table:table-cell>
          <table:table-cell office:value-type="string">
            <text:p>El primer dia del resto de tu vida.avi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aa sin ver</text:p>
          </table:table-cell>
          <table:table-cell office:value-type="string">
            <text:p>El Principe De Las Tinieblas DVDRip Ac3 Dual.avi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aa sin ver</text:p>
          </table:table-cell>
          <table:table-cell office:value-type="string">
            <text:p>El Viaje De Nuestras Vidas.avi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aa sin ver</text:p>
          </table:table-cell>
          <table:table-cell office:value-type="string">
            <text:p>El.Politico.(1949)[Dual-Sub][LI][CG].by.chemarix.avi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aa sin ver</text:p>
          </table:table-cell>
          <table:table-cell office:value-type="string">
            <text:p>En el Centro de la Tormenta.avi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aa sin ver</text:p>
          </table:table-cell>
          <table:table-cell office:value-type="string">
            <text:p>En un Mundo Mejor.avi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aa sin ver</text:p>
          </table:table-cell>
          <table:table-cell office:value-type="string">
            <text:p>Film socialisme - Jean-Luc Godard.avi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aa sin ver</text:p>
          </table:table-cell>
          <table:table-cell office:value-type="string">
            <text:p>Gracias Por Fumar.avi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aa sin ver</text:p>
          </table:table-cell>
          <table:table-cell office:value-type="string">
            <text:p>Holy Motors vose.avi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aa sin ver</text:p>
          </table:table-cell>
          <table:table-cell office:value-type="string">
            <text:p>Import Export. DVDRip. XviD. AC3. 2007.avi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aa sin ver</text:p>
          </table:table-cell>
          <table:table-cell office:value-type="string">
            <text:p>Kids.avi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aa sin ver</text:p>
          </table:table-cell>
          <table:table-cell office:value-type="string">
            <text:p>Kiseki, Milagro , Hirokazu Koreeda.avi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aa sin ver</text:p>
          </table:table-cell>
          <table:table-cell office:value-type="string">
            <text:p>La escafandra y la mariposa.Julian Schnabel.V.O.S.Castellano.DVDRip.XviD.avi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aa sin ver</text:p>
          </table:table-cell>
          <table:table-cell office:value-type="string">
            <text:p>la gran ilusion. Jean Renoir.mp3(le.grand.illusion)spanish.avi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aa sin ver</text:p>
          </table:table-cell>
          <table:table-cell office:value-type="string">
            <text:p>La Historia Del Camello Que Llora.avi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aa sin ver</text:p>
          </table:table-cell>
          <table:table-cell office:value-type="string">
            <text:p>La llave de Sarah.avi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aa sin ver</text:p>
          </table:table-cell>
          <table:table-cell office:value-type="string">
            <text:p>La Muerte Del Senor Lazarescu DVDRip Ac3 Dual.avi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aaa sin ver</text:p>
          </table:table-cell>
          <table:table-cell office:value-type="string">
            <text:p>la soledad---jaime rosales dvd rip--spanish.avi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aa sin ver</text:p>
          </table:table-cell>
          <table:table-cell office:value-type="string">
            <text:p>La Vida Mancha.avi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aa sin ver</text:p>
          </table:table-cell>
          <table:table-cell office:value-type="string">
            <text:p>La.Noche.De.Los.Girasoles.Spanish.XviD.MP3.DVDRip.By.FreAk.TEAm.avi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aa sin ver</text:p>
          </table:table-cell>
          <table:table-cell office:value-type="string">
            <text:p>La.Palabra.(Ordet).[C.Th.Dreyer.1955][SPANISH][TVrip.by.jpetrus].DivX.5.0.avi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aaa sin ver</text:p>
          </table:table-cell>
          <table:table-cell office:value-type="string">
            <text:p>La.Vida.de.Pi.(2012)HDRip.Xvid.AC3.Spanish.English.Por.Annaa.(eMuleSonic.com).avi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aa sin ver</text:p>
          </table:table-cell>
          <table:table-cell office:value-type="string">
            <text:p>Las diabólicas (Les.diaboliques.1955)_Spanish.avi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aa sin ver</text:p>
          </table:table-cell>
          <table:table-cell office:value-type="string">
            <text:p>Las Horas del verano.avi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aa sin ver</text:p>
          </table:table-cell>
          <table:table-cell office:value-type="string">
            <text:p>Las nieves del Kilimanjaro VOSE (Robert Guédiguian).avi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aa sin ver</text:p>
          </table:table-cell>
          <table:table-cell office:value-type="string">
            <text:p>Le Havre (V.O.S.E).avi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aa sin ver</text:p>
          </table:table-cell>
          <table:table-cell office:value-type="string">
            <text:p>lejosdelatierra.ts.avi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aa sin ver</text:p>
          </table:table-cell>
          <table:table-cell office:value-type="string">
            <text:p>Libero.avi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aa sin ver</text:p>
          </table:table-cell>
          <table:table-cell office:value-type="string">
            <text:p>Lilja Forever DVDRIP AC3 DUAL 2002.avi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aa sin ver</text:p>
          </table:table-cell>
          <table:table-cell office:value-type="string">
            <text:p>Lincoln.avi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aa sin ver</text:p>
          </table:table-cell>
          <table:table-cell office:value-type="string">
            <text:p>los crimenes del museo de cera.avi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aa sin ver</text:p>
          </table:table-cell>
          <table:table-cell office:value-type="string">
            <text:p>Los girasoles Ciegos DVDRIP Ac3 2008.avi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aa sin ver</text:p>
          </table:table-cell>
          <table:table-cell office:value-type="string">
            <text:p>Los Miserables.avi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aa sin ver</text:p>
          </table:table-cell>
          <table:table-cell office:value-type="string">
            <text:p>Los mundos de coraline.avi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aa sin ver</text:p>
          </table:table-cell>
          <table:table-cell office:value-type="string">
            <text:p>Margot.Y.La.Boda.avi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aa sin ver</text:p>
          </table:table-cell>
          <table:table-cell office:value-type="string">
            <text:p>mario monicelli - rufufú (i soliti ignoti, 1958).avi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aa sin ver</text:p>
          </table:table-cell>
          <table:table-cell office:value-type="string">
            <text:p>mongol.dvdscreener.avi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aa sin ver</text:p>
          </table:table-cell>
          <table:table-cell office:value-type="string">
            <text:p>Moon.avi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aa sin ver</text:p>
          </table:table-cell>
          <table:table-cell office:value-type="string">
            <text:p>Nader y Simin Una separación.avi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aa sin ver</text:p>
          </table:table-cell>
          <table:table-cell office:value-type="string">
            <text:p>paris.br.sc.alex.avi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aa sin ver</text:p>
          </table:table-cell>
          <table:table-cell office:value-type="string">
            <text:p>Perro come perro.(Cine colombiano).(DVDRip.Divx.Spanish.avi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aa sin ver</text:p>
          </table:table-cell>
          <table:table-cell office:value-type="string">
            <text:p>Redencion Tyrannosaur.avi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aa sin ver</text:p>
          </table:table-cell>
          <table:table-cell office:value-type="string">
            <text:p>Revolutionary Road.avi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aa sin ver</text:p>
          </table:table-cell>
          <table:table-cell office:value-type="string">
            <text:p>Seraphine.avi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aa sin ver</text:p>
          </table:table-cell>
          <table:table-cell office:value-type="string">
            <text:p>Synecdoche New York (V.O.S.E.).avi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aa sin ver</text:p>
          </table:table-cell>
          <table:table-cell office:value-type="string">
            <text:p>Tabu (Miguel Gomes. 2012)vose.avi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aa sin ver</text:p>
          </table:table-cell>
          <table:table-cell office:value-type="string">
            <text:p>Tokyo monogatari Cuentos de Tokio (1953.Yasujiro Ozu) VOSE.avi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aa sin ver</text:p>
          </table:table-cell>
          <table:table-cell office:value-type="string">
            <text:p>Tras el Cristal.avi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aa sin ver</text:p>
          </table:table-cell>
          <table:table-cell office:value-type="string">
            <text:p>tu y yo y todos los demas.avi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aa sin ver</text:p>
          </table:table-cell>
          <table:table-cell office:value-type="string">
            <text:p>Un hombre soltero.avi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aa sin ver</text:p>
          </table:table-cell>
          <table:table-cell office:value-type="string">
            <text:p>Vals con Bashir.avi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aa sin ver</text:p>
          </table:table-cell>
          <table:table-cell office:value-type="string">
            <text:p>Villa Amalia.av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aa sin ver</text:p>
          </table:table-cell>
          <table:table-cell office:value-type="string">
            <text:p>vive como quieras (frank capra) esp.avi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Aki Kaurismaki</text:p>
          </table:table-cell>
          <table:table-cell office:value-type="string">
            <text:p>Kaurismaki, Aki - 1989 - Leningrad Cowboys Go America.avi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Aki Kaurismaki</text:p>
          </table:table-cell>
          <table:table-cell office:value-type="string">
            <text:p>La chica de la fábrica de cerillas (Aki Kaurismaki 1990).avi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Aki Kaurismaki</text:p>
          </table:table-cell>
          <table:table-cell office:value-type="string">
            <text:p>La vida de bohemia - Aki Kaurismaki - Sub Esp.avi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Aki Kaurismaki</text:p>
          </table:table-cell>
          <table:table-cell office:value-type="string">
            <text:p>Nubes Pasajeras - CON SUBTI1996 - Aki Kaurismaki.avi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Alejandro Gonzalez Iñarritu</text:p>
          </table:table-cell>
          <table:table-cell office:value-type="string">
            <text:p>21 gramos spanish divx5 mp3 dvdrip sedg.avi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Alejandro Gonzalez Iñarritu</text:p>
          </table:table-cell>
          <table:table-cell office:value-type="string">
            <text:p>amores perros (pelecula spanish dvix).avi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Alejandro Gonzalez Iñarritu</text:p>
          </table:table-cell>
          <table:table-cell office:value-type="string">
            <text:p>Babel.CD1.Spanish.[DvDScreener].[EstrenosDivX.CoM].avi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Alejandro Gonzalez Iñarritu</text:p>
          </table:table-cell>
          <table:table-cell office:value-type="string">
            <text:p>Babel.CD2.Spanish.[DvDScreener].[EstrenosDivX.CoM].avi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Alejandro Jodorowski</text:p>
          </table:table-cell>
          <table:table-cell office:value-type="string">
            <text:p>Alejandro Jodorowsky - Blanco Sobre Negro - Sanchez Drago - Psicomagia - 1Â° Parte.avi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Alejandro Jodorowski</text:p>
          </table:table-cell>
          <table:table-cell office:value-type="string">
            <text:p>Alejandro Jodorowsky - Blanco Sobre Negro - Sanchez Drago - Psicomagia - 2A Parte.avi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Alejandro Jodorowski</text:p>
          </table:table-cell>
          <table:table-cell office:value-type="string">
            <text:p>Alejandro Jodorowsky - Carta blanca - TV2 1-6-06 - Parte 1de3 (www.denadaunmucho.ya.st).avi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Alejandro Jodorowski</text:p>
          </table:table-cell>
          <table:table-cell office:value-type="string">
            <text:p>Alejandro Jodorowsky - Carta blanca - TV2 1-6-06 - Parte 2de3 (www.denadaunmucho.ya.st).avi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Alejandro Jodorowski</text:p>
          </table:table-cell>
          <table:table-cell office:value-type="string">
            <text:p>Alejandro Jodorowsky - Carta blanca - TV2 1-6-06 - Parte 3de3 (www.denadaunmucho.ya.st).avi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Alejandro Jodorowski</text:p>
          </table:table-cell>
          <table:table-cell office:value-type="string">
            <text:p>Alucarda, la hija de las tinieblas (1975, Alejandro Jodorowsky).avi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Alejandro Jodorowski</text:p>
          </table:table-cell>
          <table:table-cell office:value-type="string">
            <text:p>El Topo-Alejandro .Jodorowsky.avi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Alejandro Jodorowski</text:p>
          </table:table-cell>
          <table:table-cell office:value-type="string">
            <text:p>Santa Sangre (Alejandro Jodorowsky 1989).avi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lfred Hichcock</text:p>
          </table:table-cell>
          <table:table-cell office:value-type="string">
            <text:p>Encadenados DVDRip by eleanor.avi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lfred Hichcock</text:p>
          </table:table-cell>
          <table:table-cell office:value-type="string">
            <text:p>Sospecha (1941)-(Dvdrip-Spanish) By Innombrable.avi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Andrei Tarkovsky</text:p>
          </table:table-cell>
          <table:table-cell office:value-type="string">
            <text:p>El Espejo (Зеркало) (Andrei Tarkovsky, 1974) [VOS Spanish].avi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Andrei Tarkovsky</text:p>
          </table:table-cell>
          <table:table-cell office:value-type="string">
            <text:p>Solaris - Andrei Tarkovsky (1972) (Subtitulos En Español) Trap.av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thur Penn</text:p>
          </table:table-cell>
          <table:table-cell office:value-type="string">
            <text:p>1958_El Zurdo (Paul Newman).av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thur Penn</text:p>
          </table:table-cell>
          <table:table-cell office:value-type="string">
            <text:p>la jauria humana (1966) by fufo.avi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Bergman , Ingmar</text:p>
          </table:table-cell>
          <table:table-cell office:value-type="string">
            <text:p>[DivX ESP] Persona (1966, de Ingmar Bergman).avi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Bergman , Ingmar</text:p>
          </table:table-cell>
          <table:table-cell office:value-type="string">
            <text:p>Como En Un Espejo - Espanish 1962.1H 25M Ingmar Bergman Harriet Andersson Gunnar Björnstrand Max Von Sydow Locura Esquizofrenia Religion.avi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Bergman , Ingmar</text:p>
          </table:table-cell>
          <table:table-cell office:value-type="string">
            <text:p>El Séptimo Sello.avi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Bergman , Ingmar</text:p>
          </table:table-cell>
          <table:table-cell office:value-type="string">
            <text:p>El.manantial.de.la.doncella.(Spanish.Swedish).DVD-Rip.XviD-AC3.by.FitoCorleone.(proteinicos.es).avi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Bergman , Ingmar</text:p>
          </table:table-cell>
          <table:table-cell office:value-type="string">
            <text:p>Fresas Salvajes.avi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Bergman , Ingmar</text:p>
          </table:table-cell>
          <table:table-cell office:value-type="string">
            <text:p>INGMAR BERGMAN - Fanny y Alexander (Español XviD).avi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Bergman , Ingmar</text:p>
          </table:table-cell>
          <table:table-cell office:value-type="string">
            <text:p>Ingmar Bergman_1962_Los Comulgantes (Luz de Invierno) (Nattvardsgasterna) (Ingrid Thulin, Gunnar Bjornstrand).avi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Bergman , Ingmar</text:p>
          </table:table-cell>
          <table:table-cell office:value-type="string">
            <text:p>ingmar_bergman - 1970_pasion.avi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Bergman , Ingmar</text:p>
          </table:table-cell>
          <table:table-cell office:value-type="string">
            <text:p>La vergüenza [1968] Ingmar Bergman.avi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Bergman , Ingmar</text:p>
          </table:table-cell>
          <table:table-cell office:value-type="string">
            <text:p>La.hora.del.lobo.(Spanish.Swedish).DVD-Rip.XviD-mp3.by.GCC.(centralclasico.com).avi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Bergman , Ingmar</text:p>
          </table:table-cell>
          <table:table-cell office:value-type="string">
            <text:p>Saraband Vo Sst En Espagnol.mpg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Bergman , Ingmar</text:p>
          </table:table-cell>
          <table:table-cell office:value-type="string">
            <text:p>Secretos De Un Matrimonio (1973) Spanish Audio.avi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Bergman , Ingmar</text:p>
          </table:table-cell>
          <table:table-cell office:value-type="string">
            <text:p>Sonrisas.de.una.noche.de.verano.(Spanish.Swedish).DVD-Rip.XviD-mp3.by.GCC.(centralclasico.com).avi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Bergman , Ingmar</text:p>
          </table:table-cell>
          <table:table-cell office:value-type="string">
            <text:p>Un.Verano.Con.Monica.(Spanish.Swedish).DVD-Rip.XviD-mp3.by.FreAk.TEAm.(elitefreak.net).avi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Berlanga , Bardem , Ferreri y Azcona</text:p>
          </table:table-cell>
          <table:table-cell office:value-type="string">
            <text:p>7 Dias De Enero Juan Antonio Bardem.avi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Berlanga , Bardem , Ferreri y Azcona</text:p>
          </table:table-cell>
          <table:table-cell office:value-type="string">
            <text:p>Bienvenido Mr Marshall (Dvd-Rip) (Spanish Español Divx 5.02) Por Nick Ossio.avi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Berlanga , Bardem , Ferreri y Azcona</text:p>
          </table:table-cell>
          <table:table-cell office:value-type="string">
            <text:p>Calle.Mayor.(Juan.Antonio.Bardem.1956).XviD.MP3.FreAk.TEAm.avi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Berlanga , Bardem , Ferreri y Azcona</text:p>
          </table:table-cell>
          <table:table-cell office:value-type="string">
            <text:p>Comicos (1954) Juan Antonio Bardem.avi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Berlanga , Bardem , Ferreri y Azcona</text:p>
          </table:table-cell>
          <table:table-cell office:value-type="string">
            <text:p>El Bosque Animado (1987) By Sdg.avi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Berlanga , Bardem , Ferreri y Azcona</text:p>
          </table:table-cell>
          <table:table-cell office:value-type="string">
            <text:p>El Cochecito.1960.Pepe Isbert.avi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Berlanga , Bardem , Ferreri y Azcona</text:p>
          </table:table-cell>
          <table:table-cell office:value-type="string">
            <text:p>El pisito - [1958] - [J.L Lopez Vázquez].avi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Berlanga , Bardem , Ferreri y Azcona</text:p>
          </table:table-cell>
          <table:table-cell office:value-type="string">
            <text:p>El Verdugo (Dvdrip, Xvid, Mp3, Spanish, B-N, Dir Luis García Berlanga) (Nino Manfredi, Pepe Isbert, Jose Luis López Vázquez) By Caramono Sedg.avi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Berlanga , Bardem , Ferreri y Azcona</text:p>
          </table:table-cell>
          <table:table-cell office:value-type="string">
            <text:p>Esa pareja feliz (Luis García Berlanga y Juan Antonio Bardem 1951) Español.avi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Berlanga , Bardem , Ferreri y Azcona</text:p>
          </table:table-cell>
          <table:table-cell office:value-type="string">
            <text:p>Jueves Milagro, Los - L.G.Berlanga (1957) ESP.avi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erlanga , Bardem , Ferreri y Azcona</text:p>
          </table:table-cell>
          <table:table-cell office:value-type="string">
            <text:p>La Gran Comilona - Marco Ferreri - La Grande Bouffe (1973) Con Subt Spanish.avi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Berlanga , Bardem , Ferreri y Azcona</text:p>
          </table:table-cell>
          <table:table-cell office:value-type="string">
            <text:p>La.escopeta.nacional...[DVDRip]..by.SDG.avi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Berlanga , Bardem , Ferreri y Azcona</text:p>
          </table:table-cell>
          <table:table-cell office:value-type="string">
            <text:p>La.vaquilla.[DVD-RIP.CVCD.by.ferrobus].mpg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Berlanga , Bardem , Ferreri y Azcona</text:p>
          </table:table-cell>
          <table:table-cell office:value-type="string">
            <text:p>Luis Garcia Berlanga - Calabuch (1956).avi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Berlanga , Bardem , Ferreri y Azcona</text:p>
          </table:table-cell>
          <table:table-cell office:value-type="string">
            <text:p>Luis García Berlanga - El Sueño De La Maestra - Cortometraje.avi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Berlanga , Bardem , Ferreri y Azcona</text:p>
          </table:table-cell>
          <table:table-cell office:value-type="string">
            <text:p>Muerte.de.un.ciclista.(1955).Bardem.[divx505&amp;mp3][spanish].by.superlopez.avi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Berlanga , Bardem , Ferreri y Azcona</text:p>
          </table:table-cell>
          <table:table-cell office:value-type="string">
            <text:p>Nacional III Berlanga Divx.5.1.1-Mp3.Vrb.-.[www.divxclasico.com].-.by.Travis.avi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Berlanga , Bardem , Ferreri y Azcona</text:p>
          </table:table-cell>
          <table:table-cell office:value-type="string">
            <text:p>Patrimonio.Nacional.(Berlanga-1981).Spanish.DVDRip.avi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Berlanga , Bardem , Ferreri y Azcona</text:p>
          </table:table-cell>
          <table:table-cell office:value-type="string">
            <text:p>Plácido (Luis García Berlanga 1961) Español.avi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Berlanga , Bardem , Ferreri y Azcona</text:p>
          </table:table-cell>
          <table:table-cell office:value-type="string">
            <text:p>Tamaño.Natural.[Luis.García.Berlanga.1973].[Spanish.DVDRip.XviD-MP3].[www.filibusteros.com]..by.prote288.avi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Berlanga , Bardem , Ferreri y Azcona</text:p>
          </table:table-cell>
          <table:table-cell office:value-type="string">
            <text:p>Todos a la cárcel.avi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Berlanga , Bardem , Ferreri y Azcona</text:p>
          </table:table-cell>
          <table:table-cell office:value-type="string">
            <text:p>Viva la banda-alfredo landa,jose sancho-avi,divx 5.1.1,mp3.avi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Bernardo Bertolucci</text:p>
          </table:table-cell>
          <table:table-cell office:value-type="string">
            <text:p>El último tango en París - Marlon Brando-1972 - .avi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Billy Wilder</text:p>
          </table:table-cell>
          <table:table-cell office:value-type="string">
            <text:p>Billy Wilder - Aquí un Amigo.spanish.XviD.avi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Billy Wilder</text:p>
          </table:table-cell>
          <table:table-cell office:value-type="string">
            <text:p>en bandeja de plata [billy wilder] [dvdrip] [spanish].avi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Billy Wilder</text:p>
          </table:table-cell>
          <table:table-cell office:value-type="string">
            <text:p>La Tentacion Vive Arriba 1955.avi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Billy Wilder</text:p>
          </table:table-cell>
          <table:table-cell office:value-type="string">
            <text:p>Perdicion.[Billy.Wilder.1944].[DVDrip.spanish].[por.Gior].avi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Billy Wilder</text:p>
          </table:table-cell>
          <table:table-cell office:value-type="string">
            <text:p>Primera Plana (1974)(Billy Wilder).avi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rian De Palma</text:p>
          </table:table-cell>
          <table:table-cell office:value-type="string">
            <text:p>EL PRECIO DEL PODER (Scarface)DVDRip divx5[riped by Turmix].avi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Bud Spencer &amp; Terence Hill</text:p>
          </table:table-cell>
          <table:table-cell office:value-type="string">
            <text:p>04 - bud spencer &amp; terence hill - mas fuerte muchachos(spanish).mpg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Bud Spencer &amp; Terence Hill</text:p>
          </table:table-cell>
          <table:table-cell office:value-type="string">
            <text:p>aladino(2).mpg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Bud Spencer &amp; Terence Hill</text:p>
          </table:table-cell>
          <table:table-cell office:value-type="string">
            <text:p>bud spencer &amp; terence hill - banana joe.avi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Bud Spencer &amp; Terence Hill</text:p>
          </table:table-cell>
          <table:table-cell office:value-type="string">
            <text:p>bud spencer &amp; terence hill - dos granujas en el oeste.mpg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Bud Spencer &amp; Terence Hill</text:p>
          </table:table-cell>
          <table:table-cell office:value-type="string">
            <text:p>bud spencer &amp; terence hill - dos misioneros.mpg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Bud Spencer &amp; Terence Hill</text:p>
          </table:table-cell>
          <table:table-cell office:value-type="string">
            <text:p>bud spencer &amp; terence hill - dos superpolicias.avi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Bud Spencer &amp; Terence Hill</text:p>
          </table:table-cell>
          <table:table-cell office:value-type="string">
            <text:p>bud spencer &amp; terence hill - estoy con los hipopotamos.avi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Bud Spencer &amp; Terence Hill</text:p>
          </table:table-cell>
          <table:table-cell office:value-type="string">
            <text:p>bud spencer &amp; terence hill - quien tiene un amigo tiene un tesoro.avi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Bud Spencer &amp; Terence Hill</text:p>
          </table:table-cell>
          <table:table-cell office:value-type="string">
            <text:p>bud spencer terence hill - el soldado de fortuna spanish dvdrip.avi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Bud Spencer &amp; Terence Hill</text:p>
          </table:table-cell>
          <table:table-cell office:value-type="string">
            <text:p>bud spencer y terence hil - lle seguian llamaban trinidad.avi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Bud Spencer &amp; Terence Hill</text:p>
          </table:table-cell>
          <table:table-cell office:value-type="string">
            <text:p>bud spencer y terence hill - como el perro y el gato.mpg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Bud Spencer &amp; Terence Hill</text:p>
          </table:table-cell>
          <table:table-cell office:value-type="string">
            <text:p>bud spencer y terence hill - le llamaban trinidad.avi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Bud Spencer &amp; Terence Hill</text:p>
          </table:table-cell>
          <table:table-cell office:value-type="string">
            <text:p>bud spencer y terence hill - y en nochebuena se armo el belen.mpg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Bud Spencer &amp; Terence Hill</text:p>
          </table:table-cell>
          <table:table-cell office:value-type="string">
            <text:p>bud spencer y terence hill y despues le llamaron el magnifico.avi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Bud Spencer &amp; Terence Hill</text:p>
          </table:table-cell>
          <table:table-cell office:value-type="string">
            <text:p>tu perdonas, yo no [bud spencer &amp; terence hill] by ficha002 cvcd montaje dvdvhs spanish.mpg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Bud Spencer &amp; Terence Hill</text:p>
          </table:table-cell>
          <table:table-cell office:value-type="string">
            <text:p>y si no nos enfadamos spanish.mpg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Buñuel</text:p>
          </table:table-cell>
          <table:table-cell office:value-type="string">
            <text:p>[CINE CLASICO]--Belle De Jour (L Bunuel) (1967)__DVDrip [Spanish]-[by ANDRÉS].avi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Buñuel</text:p>
          </table:table-cell>
          <table:table-cell office:value-type="string">
            <text:p>[CINE CLASICO]--El Angel Exterminador (1962)--(Luis Buñuel)--Silvia Pinal, Jacqueline Andere__DVDrip [Spanish]-[by ANDRÉS].avi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Buñuel</text:p>
          </table:table-cell>
          <table:table-cell office:value-type="string">
            <text:p>1. Abismos de pasion (L. Bunuel, 1954).avi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Buñuel</text:p>
          </table:table-cell>
          <table:table-cell office:value-type="string">
            <text:p>1959 Los Ambiciosos 1959 Luis Buñuel (Gerard Philipe, Maria Felix).VHS rip.avi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Buñuel</text:p>
          </table:table-cell>
          <table:table-cell office:value-type="string">
            <text:p>1964 - Diario de una camarera (Luis Buñuel).avi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Buñuel</text:p>
          </table:table-cell>
          <table:table-cell office:value-type="string">
            <text:p>Documental A Proposito De Buñuel 2000.avi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Buñuel</text:p>
          </table:table-cell>
          <table:table-cell office:value-type="string">
            <text:p>El Bruto (Luis Buñuel 1952).avi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Buñuel</text:p>
          </table:table-cell>
          <table:table-cell office:value-type="string">
            <text:p>El Discreto Encanto De La Burguesia (Luis Buñuel) -1972- Fernando Rey, Paul Frankeur, Michel Piccoli Español.avi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Buñuel</text:p>
          </table:table-cell>
          <table:table-cell office:value-type="string">
            <text:p>El.(Luis.Bunuel,.1953).(Spanish).DVD-Rip.XviD-mp3.by.Marc27.(filibusteros.com).avi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Buñuel</text:p>
          </table:table-cell>
          <table:table-cell office:value-type="string">
            <text:p>Ese Oscuro Objeto del Deseo (Luis Bunuel - 1977 - Fernando Rey, Carole Bouquet, Angela Molina) Spa-Fr.avi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Buñuel</text:p>
          </table:table-cell>
          <table:table-cell office:value-type="string">
            <text:p>La Edad De Oro - Luis Buñuel-Salvador Dalí (1930).avi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Buñuel</text:p>
          </table:table-cell>
          <table:table-cell office:value-type="string">
            <text:p>La Vía Láctea (Luis Buñuel, 1969).avi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Buñuel</text:p>
          </table:table-cell>
          <table:table-cell office:value-type="string">
            <text:p>La.Ilusion.Viaja.En.Tranvia.(Luis.Bunuel,1953).(Spanish).DVD-Rip.XviD-mp3.(en.emule).avi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Buñuel</text:p>
          </table:table-cell>
          <table:table-cell office:value-type="string">
            <text:p>Las Hurdes, tierra sin pan- VOSE (1932, Luis Buñuel, 26m 50s).mpg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Buñuel</text:p>
          </table:table-cell>
          <table:table-cell office:value-type="string">
            <text:p>Los Olvidados (1950, Luis Buñuel).avi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Buñuel</text:p>
          </table:table-cell>
          <table:table-cell office:value-type="string">
            <text:p>Luis Bunuel - Viridiana.avi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Buñuel</text:p>
          </table:table-cell>
          <table:table-cell office:value-type="string">
            <text:p>Luis Buñuel_1974_El Fantasma de la Libertad (Jean-Claude Brialy, Monica Vitti).avi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Buñuel</text:p>
          </table:table-cell>
          <table:table-cell office:value-type="string">
            <text:p>Nazarin (1958, Luis Buñuel - Francisco Rabal, Marga López, Rita Macedo - audio ITA).avi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Buñuel</text:p>
          </table:table-cell>
          <table:table-cell office:value-type="string">
            <text:p>Simon.del.desierto.(1965,.Luis.Bunuel)Castellano.(Spanish).DVB-Rip.XviD-mp3.by.Grupo.Cine.Clasico.(centralclasico.com).avi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Buñuel</text:p>
          </table:table-cell>
          <table:table-cell office:value-type="string">
            <text:p>Tristana (Luis Buñuel 1970) Dvdrip By George Kaplan.avi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Buñuel</text:p>
          </table:table-cell>
          <table:table-cell office:value-type="string">
            <text:p>Un Perro Andaluz 1929 (Luis Buñuel) (V O Sub-Esp) 15M (Perfecta) Por Pacino.avi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Charles Chaplin</text:p>
          </table:table-cell>
          <table:table-cell office:value-type="string">
            <text:p>Charles Chaplin - luces de la ciudad.mpg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Charles Laughton</text:p>
          </table:table-cell>
          <table:table-cell office:value-type="string">
            <text:p>La.noche.del.cazador.1955.DVDrip.Dual.[ZonaRippers.para.Elitefreak.net].by.Cerni.avi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David Lynch</text:p>
          </table:table-cell>
          <table:table-cell office:value-type="string">
            <text:p>Cabeza borradora [David Lynch] [1977] [VOSE].avi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David Lynch</text:p>
          </table:table-cell>
          <table:table-cell office:value-type="string">
            <text:p>Carretera Perdida.avi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David Lynch</text:p>
          </table:table-cell>
          <table:table-cell office:value-type="string">
            <text:p>Corazon.Salvaje.(1990).avi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David Lynch</text:p>
          </table:table-cell>
          <table:table-cell office:value-type="string">
            <text:p>El.hombre.elefante.(David.Lynch,.1980).(Spanish.English).HDrip.XviD-AC3.by.araubi.(sharezade.net).avi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David Lynch</text:p>
          </table:table-cell>
          <table:table-cell office:value-type="string">
            <text:p>Mulholland Drive HD.avi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David Lynch</text:p>
          </table:table-cell>
          <table:table-cell office:value-type="string">
            <text:p>Terciopelo Azul (Blue Velvet) - Spanish Xvid Mp3 Dvdrip.avi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David Lynch</text:p>
          </table:table-cell>
          <table:table-cell office:value-type="string">
            <text:p>Una.Historia.Verdadera.(Spanish.English).DVD-Rip.XviD-AC3.by.mariscalfito.(proteinicos.es).avi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Ernst Lubistch</text:p>
          </table:table-cell>
          <table:table-cell office:value-type="string">
            <text:p>Cluny Brown (El Pecado de Cluny Brown) [Lubitsch, 1946] [XViD-AC3] [English-Español] - DXC.avi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Ernst Lubistch</text:p>
          </table:table-cell>
          <table:table-cell office:value-type="string">
            <text:p>El.Diablo.Dijo.No_[Ernst.Lubitsch_VOS.castellano]_VHSrip_DivX.by.Kioto.avi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Ernst Lubistch</text:p>
          </table:table-cell>
          <table:table-cell office:value-type="string">
            <text:p>La Momia (Ernst Lubitsch 1918).avi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Ernst Lubistch</text:p>
          </table:table-cell>
          <table:table-cell office:value-type="string">
            <text:p>La Viuda Alegre (The Merry Widow) (1934) (V. O.) (Lubitsch).avi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Ernst Lubistch</text:p>
          </table:table-cell>
          <table:table-cell office:value-type="string">
            <text:p>Las.hijas.del.cervecero.(Lubitsch_1920).[VHS_RIP_by_eastwood].avi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Ernst Lubistch</text:p>
          </table:table-cell>
          <table:table-cell office:value-type="string">
            <text:p>Lo.que.piensan.las.mujeres.(Ernst.Lubitsch.1941).(Español.DVDrip).avi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Ernst Lubistch</text:p>
          </table:table-cell>
          <table:table-cell office:value-type="string">
            <text:p>ninotchka 1939 greta garbo spanish dvdrip por pepe xvid 1 2 mp3 128.avi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Ernst Lubistch</text:p>
          </table:table-cell>
          <table:table-cell office:value-type="string">
            <text:p>remordimiento.avi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Ernst Lubistch</text:p>
          </table:table-cell>
          <table:table-cell office:value-type="string">
            <text:p>Una mujer para dos (1933) [SATrip] XviD.MP3 (Espa) por Marc27.avi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Ernst Lubistch</text:p>
          </table:table-cell>
          <table:table-cell office:value-type="string">
            <text:p>Una_noche_en_Arabia.(Lubitsch_1920).[VHS_RIP_by_eastwood].avi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Ernst Lubistch</text:p>
          </table:table-cell>
          <table:table-cell office:value-type="string">
            <text:p>Una.hora.contigo.VOSE.Lubitsch.VHSRip.Divx.by.ancademi.avi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Fellini</text:p>
          </table:table-cell>
          <table:table-cell office:value-type="string">
            <text:p>Amarcord [DVDRip DivX Spanish].avi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Fellini</text:p>
          </table:table-cell>
          <table:table-cell office:value-type="string">
            <text:p>HISTORIAS.EXTRAORDINARIAS.(DVD.VHS.DUAL.Spanish-Français)Fellini,Malle.y.Vadim,.1968).by.Killer.Bob.avi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ellini</text:p>
          </table:table-cell>
          <table:table-cell office:value-type="string">
            <text:p>ocho y medio - federico fellini (1963 spanish sub).avi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rancis Ford Coppola</text:p>
          </table:table-cell>
          <table:table-cell office:value-type="string">
            <text:p>Apocalypse Now Redux (Spanish Dvd-Rip) Cd1 By Mel.avi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Francis Ford Coppola</text:p>
          </table:table-cell>
          <table:table-cell office:value-type="string">
            <text:p>Apocalypse Now Redux (Spanish Dvd-Rip) Cd2 By Mel.avi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Francis Ford Coppola</text:p>
          </table:table-cell>
          <table:table-cell office:value-type="string">
            <text:p>El Padrino II. HDRip.avi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Francis Ford Coppola</text:p>
          </table:table-cell>
          <table:table-cell office:value-type="string">
            <text:p>El Padrino III. HDRip.avi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Francis Ford Coppola</text:p>
          </table:table-cell>
          <table:table-cell office:value-type="string">
            <text:p>El Padrino. HDRip.avi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Francis Ford Coppola</text:p>
          </table:table-cell>
          <table:table-cell office:value-type="string">
            <text:p>Rebeldes.1983.Francis Ford Coppola.ESPAÑOL.mpg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François Truffaut</text:p>
          </table:table-cell>
          <table:table-cell office:value-type="string">
            <text:p>Besos Robados (François Truffaut,1968) Dual Dvdrip By E-Trax.avi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François Truffaut</text:p>
          </table:table-cell>
          <table:table-cell office:value-type="string">
            <text:p>la noche americana.avi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François Truffaut</text:p>
          </table:table-cell>
          <table:table-cell office:value-type="string">
            <text:p>Tirad Sobre el Pianista (François Truffaut,1960) DVDRip Dual [Fra-Esp] [XviD-mp3] by e-trax.avi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François Truffaut</text:p>
          </table:table-cell>
          <table:table-cell office:value-type="string">
            <text:p>Vivamente el domingo.Truffaut.(DVDrip Español).avi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ritz Lang</text:p>
          </table:table-cell>
          <table:table-cell office:value-type="string">
            <text:p>Fritz Lang - Perversidad [1945].avi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Fritz Lang</text:p>
          </table:table-cell>
          <table:table-cell office:value-type="string">
            <text:p>La Mujer Del Cuadro (Fritz Lang)-(Tvrip Divx505 By Jpetrus).avi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Fritz Lang</text:p>
          </table:table-cell>
          <table:table-cell office:value-type="string">
            <text:p>Los Sobornados (1953, Fritz Lang), (The Big Heat) - Dual By Depana.avi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Fritz Lang</text:p>
          </table:table-cell>
          <table:table-cell office:value-type="string">
            <text:p>M, el Vampiro de Dusseldorf.avi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George Cukor</text:p>
          </table:table-cell>
          <table:table-cell office:value-type="string">
            <text:p>La costilla de Adan - español.Spencer Tracy.Katharine Hepburn.completa.mpg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eorge Cukor</text:p>
          </table:table-cell>
          <table:table-cell office:value-type="string">
            <text:p>Vivir para gozar - Holiday [DVDRip-Dual] by merxe.avi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George Roy Hill</text:p>
          </table:table-cell>
          <table:table-cell office:value-type="string">
            <text:p>dos hombres y un destino.avi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eorge Roy Hill</text:p>
          </table:table-cell>
          <table:table-cell office:value-type="string">
            <text:p>el.golpe.-.[.].-spanish.divx.avi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Harold Lloyd</text:p>
          </table:table-cell>
          <table:table-cell office:value-type="string">
            <text:p>Harold Lloyd - 1919 - Ask Father.avi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Harold Lloyd</text:p>
          </table:table-cell>
          <table:table-cell office:value-type="string">
            <text:p>Harold Lloyd - 1920 - An Eastern Western.avi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Harold Lloyd</text:p>
          </table:table-cell>
          <table:table-cell office:value-type="string">
            <text:p>Harold Lloyd - 1920 - El Borracho y la Sonanbula [subs esp].avi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Harold Lloyd</text:p>
          </table:table-cell>
          <table:table-cell office:value-type="string">
            <text:p>Harold Lloyd - 1920 - From Hand to Mouth.avi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Harold Lloyd</text:p>
          </table:table-cell>
          <table:table-cell office:value-type="string">
            <text:p>Harold Lloyd - 1921 - Never Weaken.avi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oward Hawks</text:p>
          </table:table-cell>
          <table:table-cell office:value-type="string">
            <text:p>Bogart-El Sueño Eterno [Howard Hawks.1946] DVDRip Spanish.avi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Howard Hawks</text:p>
          </table:table-cell>
          <table:table-cell office:value-type="string">
            <text:p>La.fiera.de.mi.niña.(bringing.up.baby).avi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Howard Hawks</text:p>
          </table:table-cell>
          <table:table-cell office:value-type="string">
            <text:p>Luna.Nueva.(1940).(His.Girl.Friday).avi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oward Hawks</text:p>
          </table:table-cell>
          <table:table-cell office:value-type="string">
            <text:p>Me siento rejuvenecer - Monkey bussiness -(1952)-(Dual).avi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Howard Hawks</text:p>
          </table:table-cell>
          <table:table-cell office:value-type="string">
            <text:p>Solo los ángeles tienen alas (Only angels have wings)(1939)(Dual) para Divxclasico.avi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Howard Hawks</text:p>
          </table:table-cell>
          <table:table-cell office:value-type="string">
            <text:p>Tener y no Tener.avi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J. L. Godard</text:p>
          </table:table-cell>
          <table:table-cell office:value-type="string">
            <text:p>[狂人皮埃洛].Pierrot.le.fou.1965.DVDRip.XviD.AC3.CD1-iNOS.avi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J. L. Godard</text:p>
          </table:table-cell>
          <table:table-cell office:value-type="string">
            <text:p>[狂人皮埃洛].Pierrot.le.fou.1965.DVDRip.XviD.AC3.CD2-iNOS.avi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J. L. Godard</text:p>
          </table:table-cell>
          <table:table-cell office:value-type="string">
            <text:p>Band.of.Outsiders.1964.DVDRip.XviD-SEVcD.avi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J. L. Godard</text:p>
          </table:table-cell>
          <table:table-cell office:value-type="string">
            <text:p>Godard - Masculin Feminin (1966).avi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J. L. Godard</text:p>
          </table:table-cell>
          <table:table-cell office:value-type="string">
            <text:p>King Lear (Vhsrip)(Jean-Luc Godard, 1987)(Spanish Subtitles).mpg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J. L. Godard</text:p>
          </table:table-cell>
          <table:table-cell office:value-type="string">
            <text:p>Le Mepris (Contempt - The Criterion Collection) (Jean-Luc Godard, 1963) DVDRip DivXClasico.avi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J. L. Godard</text:p>
          </table:table-cell>
          <table:table-cell office:value-type="string">
            <text:p>Une Femme Mariee (1964).Godard.DVDRip[hellboytr].avi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J. L. Godard</text:p>
          </table:table-cell>
          <table:table-cell office:value-type="string">
            <text:p>Une.femme.est.une.femme.1961.Godard.[Criterion].DVD.DivX52.avi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J. L. Godard</text:p>
          </table:table-cell>
          <table:table-cell office:value-type="string">
            <text:p>Vivir Su Vida 1962 [Jean-Luc Godard][DUAL].avi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J.L. Mankiewitz</text:p>
          </table:table-cell>
          <table:table-cell office:value-type="string">
            <text:p>Eva al Desnudo (1950 - Joseph L. Mankiewicz).avi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J.L. Mankiewitz</text:p>
          </table:table-cell>
          <table:table-cell office:value-type="string">
            <text:p>LA_HUELLA(L.Olivier_M.Caine)_Español_1972.avi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Jim Jarmush</text:p>
          </table:table-cell>
          <table:table-cell office:value-type="string">
            <text:p>Coffee.And.Cigarettes.Spanish.XviD.MP3.DVDRiP.by.G-TeaM.SEDG.avi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Jim Jarmush</text:p>
          </table:table-cell>
          <table:table-cell office:value-type="string">
            <text:p>Dead.Man.(Jim.Jarmusch,.1995).DVDRip.Xvid.Dual.En-Spa.avi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Jim Jarmush</text:p>
          </table:table-cell>
          <table:table-cell office:value-type="string">
            <text:p>Down By Law Jim Jarmush - Bajo El Peso De La Ley Subt n Esp.avi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Jim Jarmush</text:p>
          </table:table-cell>
          <table:table-cell office:value-type="string">
            <text:p>Jim Jarmusch - Flores rotas (Spanish).avi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Jim Jarmush</text:p>
          </table:table-cell>
          <table:table-cell office:value-type="string">
            <text:p>Noche en la tierra.avi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Jim Jarmush</text:p>
          </table:table-cell>
          <table:table-cell office:value-type="string">
            <text:p>Stranger_Than_Paradise.[Jim_Jarmusch].avi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Joel Coen</text:p>
          </table:table-cell>
          <table:table-cell office:value-type="string">
            <text:p>El gran Lebowski.avi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Joel Coen</text:p>
          </table:table-cell>
          <table:table-cell office:value-type="string">
            <text:p>muerte.entre.las.flores.[spanish-dvdrip].[xvid mp3].by.sdg.avi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Joel Coen</text:p>
          </table:table-cell>
          <table:table-cell office:value-type="string">
            <text:p>O Brother! - Hermanos Cohen - Dvdrip Spanish Xvid-Mp3.avi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Joel Coen</text:p>
          </table:table-cell>
          <table:table-cell office:value-type="string">
            <text:p>Quemar despues de leer[HM].av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hn Ford</text:p>
          </table:table-cell>
          <table:table-cell office:value-type="string">
            <text:p>El Hombre Que Mato A Liberty Valance (John Ford 1962)(James Stewart John Wayne).mp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ohn Ford</text:p>
          </table:table-cell>
          <table:table-cell office:value-type="string">
            <text:p>el hombre tranquilo [john ford]en dolby altísima calidad).mp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ohn Ford</text:p>
          </table:table-cell>
          <table:table-cell office:value-type="string">
            <text:p>Que verde era mi valle (1941) - John Ford - Walter Pidgeon, Maureen O'Hara, Anna Lee, Donald Crisp, Roddy McDowall.avi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John Huston</text:p>
          </table:table-cell>
          <table:table-cell office:value-type="string">
            <text:p>La_noche_de_la_iguana_TV_RIP_Divx_505.av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hn Sturges</text:p>
          </table:table-cell>
          <table:table-cell office:value-type="string">
            <text:p>1960_Los Siete Magnificos (Yul Briner, Steve Mcqueen, Charles Bronson, James Coburn).av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ohn Sturges</text:p>
          </table:table-cell>
          <table:table-cell office:value-type="string">
            <text:p>La.Gran.Evasion.Ed.Especial.(Spanish.English).(DVD-Rip).(XviD-AC3).(by.Caramono).(forosedg.com).avi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Ken Loach</text:p>
          </table:table-cell>
          <table:table-cell office:value-type="string">
            <text:p>El.Viento.que.Agita.la.Cebada.Spanish.[DvDScreener].[EstrenosDivX.CoM].avi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Ken Loach</text:p>
          </table:table-cell>
          <table:table-cell office:value-type="string">
            <text:p>Felices.Dieciseis_K.Loach_2002_UK_LIMITED_DVDRip_XviD_RebeldeMule_Spanish.avi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Krzysztof Kieslowski</text:p>
          </table:table-cell>
          <table:table-cell office:value-type="string">
            <text:p>No Amarás - Krzysztof Kieslowski - A Short Film About Love (1988) (Spanish).avi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Kurosawa</text:p>
          </table:table-cell>
          <table:table-cell office:value-type="string">
            <text:p>Dersu Uzala El Cazador Akira Kurosawa.avi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Kurosawa</text:p>
          </table:table-cell>
          <table:table-cell office:value-type="string">
            <text:p>El infierno del odio (1963) Akira Kurosawa [Divx 5.0.2 spanish] by Aciago Demiurgo.avi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Kurosawa</text:p>
          </table:table-cell>
          <table:table-cell office:value-type="string">
            <text:p>Rashomon (Akira Kurosawa, 1950) Dvdrip Xvid-Mp3 Spanish By Caramono Para Elitefreak Net.avi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Kusturica</text:p>
          </table:table-cell>
          <table:table-cell office:value-type="string">
            <text:p>El Tiempo De Los Gitanos (1988) CD1.avi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Kusturica</text:p>
          </table:table-cell>
          <table:table-cell office:value-type="string">
            <text:p>El Tiempo De Los Gitanos (1988) CD2.avi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Kusturica</text:p>
          </table:table-cell>
          <table:table-cell office:value-type="string">
            <text:p>Underground-V.O.S.CD1[DULM].avi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Kusturica</text:p>
          </table:table-cell>
          <table:table-cell office:value-type="string">
            <text:p>Underground-V.O.S.CD2[DULM].avi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Lars Von Trier</text:p>
          </table:table-cell>
          <table:table-cell office:value-type="string">
            <text:p>Rompiendo.las.olas.(Lars.Von.Trier.Spanish).avi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Los Hermanos Marx</text:p>
          </table:table-cell>
          <table:table-cell office:value-type="string">
            <text:p>1940 - LOS HERMANOS MARX EN EL OESTE.avi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ouis Malle</text:p>
          </table:table-cell>
          <table:table-cell office:value-type="string">
            <text:p>Adiós muchachos.Louis Malle.1987.dual esp-fra.avi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Martin Scorsese</text:p>
          </table:table-cell>
          <table:table-cell office:value-type="string">
            <text:p>Bob Dylan - No direction home Part_1_divx_1h53min_(spanish subtitles_subtitulos en español)[pacoadur].avi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Martin Scorsese</text:p>
          </table:table-cell>
          <table:table-cell office:value-type="string">
            <text:p>Bob Dylan - No direction home Part_2_divx_1h31min_(spanish subtitles_subtitulos en español)[pacoadur].avi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Martin Scorsese</text:p>
          </table:table-cell>
          <table:table-cell office:value-type="string">
            <text:p>la ultima tentacion de cristo (martin scorsese 1988) (español english dvdrip) mpg.avi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Martin Scorsese</text:p>
          </table:table-cell>
          <table:table-cell office:value-type="string">
            <text:p>martin scorsese malas calles robert de niro y harvey keitel.avi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Martin Scorsese</text:p>
          </table:table-cell>
          <table:table-cell office:value-type="string">
            <text:p>Quien_llama_a_mi_puerta_Dual_DVDRip_1968.avi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Michael Winterbottom</text:p>
          </table:table-cell>
          <table:table-cell office:value-type="string">
            <text:p>24.Hours.Party.People.DvD-Rip.KVCD.Spanish.by.[CaLaFaT].Grup.AR_MI.mpg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Michael Winterbottom</text:p>
          </table:table-cell>
          <table:table-cell office:value-type="string">
            <text:p>toytrisete11.avi.avi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Michael Winterbottom</text:p>
          </table:table-cell>
          <table:table-cell office:value-type="string">
            <text:p>toytrisete22.avi.avi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Michael Winterbottom</text:p>
          </table:table-cell>
          <table:table-cell office:value-type="string">
            <text:p>toytrisete33.avi.avi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ichael Winterbottom</text:p>
          </table:table-cell>
          <table:table-cell office:value-type="string">
            <text:p>Wonderland (Michael Winterbottom, 1999).avi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Michel Gondry</text:p>
          </table:table-cell>
          <table:table-cell office:value-type="string">
            <text:p>Human.Nature.DVD-Rip.Divx5-Mp3.Spanish.Grup.AR_MI.avi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Michel Gondry</text:p>
          </table:table-cell>
          <table:table-cell office:value-type="string">
            <text:p>La.Ciencia.del.Sueno.Spanish.avi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Michel Gondry</text:p>
          </table:table-cell>
          <table:table-cell office:value-type="string">
            <text:p>Olvidate.De.Mi.avi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Milos Forman</text:p>
          </table:table-cell>
          <table:table-cell office:value-type="string">
            <text:p>Hair (EspaÃ±ol Spanish) (Subs solo canciones).avi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ilos Forman</text:p>
          </table:table-cell>
          <table:table-cell office:value-type="string">
            <text:p>jim carrey - man on the moon [dvdrip][spanish](5).avi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Monty Python</text:p>
          </table:table-cell>
          <table:table-cell office:value-type="string">
            <text:p>La.vida.de.Brian.spanish.divx.avi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Monty Python</text:p>
          </table:table-cell>
          <table:table-cell office:value-type="string">
            <text:p>Los caballeros de la tabla cuadrada.mpg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onty Python</text:p>
          </table:table-cell>
          <table:table-cell office:value-type="string">
            <text:p>monty python - se armo la gorda[spanish dvdrip][divx mp3].avi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Monty Python</text:p>
          </table:table-cell>
          <table:table-cell office:value-type="string">
            <text:p>monty python 06 - esto es arte (subtitulado en español).avi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Monty Python</text:p>
          </table:table-cell>
          <table:table-cell office:value-type="string">
            <text:p>monty python's flying circus - 1x01 - wither canada (subtitulado en castellano_spanish).avi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onty Python</text:p>
          </table:table-cell>
          <table:table-cell office:value-type="string">
            <text:p>monty python's flying circus - 1x02 - sex and violence (subtitulado en castellano_spanish).avi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Monty Python</text:p>
          </table:table-cell>
          <table:table-cell office:value-type="string">
            <text:p>monty python's flying circus - 1x04 - owl stretching time (subtitulado en castellano_spanish)divx.avi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Monty Python</text:p>
          </table:table-cell>
          <table:table-cell office:value-type="string">
            <text:p>monty python's flying circus - 1x05 - man's crisis of identity(subtitulado en castellano_spanish).avi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Monty Python</text:p>
          </table:table-cell>
          <table:table-cell office:value-type="string">
            <text:p>monty python's flying circus - 1x06 - it´s the arts (subtitulado en castellano_spanish).avi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Monty Python</text:p>
          </table:table-cell>
          <table:table-cell office:value-type="string">
            <text:p>monty python's flying circus - 1x08 - full frontal nudity (subtitulado en castellano_spanish).avi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Monty Python</text:p>
          </table:table-cell>
          <table:table-cell office:value-type="string">
            <text:p>monty python's flying circus - 1x10 - untitled (subtitulado en castellano_spanish).avi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Monty Python</text:p>
          </table:table-cell>
          <table:table-cell office:value-type="string">
            <text:p>monty python's flying circus - 1x11 - the royal philharmonic orchestra (subtitulado en castellano_spanish).avi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Monty Python</text:p>
          </table:table-cell>
          <table:table-cell office:value-type="string">
            <text:p>monty python's flying circus - 1x12 - the naked ant (subtitulado en castellano_spanish).avi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onty Python</text:p>
          </table:table-cell>
          <table:table-cell office:value-type="string">
            <text:p>monty python's flying circus - 1x13 - intermission (subtitulado en castellano_spanish).avi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Monty Python</text:p>
          </table:table-cell>
          <table:table-cell office:value-type="string">
            <text:p>monty python's flying circus - 2x01 - face the press (subtitulado en castellano_spanish).avi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Monty Python</text:p>
          </table:table-cell>
          <table:table-cell office:value-type="string">
            <text:p>monty python's flying circus - 2x02 - the spanish inquisition (subtitulado en castellano_spanish).avi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Monty Python</text:p>
          </table:table-cell>
          <table:table-cell office:value-type="string">
            <text:p>monty python's flying circus - 2x03 - déjà vu (subtitulado en castellano_spanish).avi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onty Python</text:p>
          </table:table-cell>
          <table:table-cell office:value-type="string">
            <text:p>monty python's flying circus - 2x04 - the buzz aldrin show (subtitulado en castellano_spanish).avi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Monty Python</text:p>
          </table:table-cell>
          <table:table-cell office:value-type="string">
            <text:p>monty python's flying circus - 2x06 - it's a living (subtitulado en castellano_spanish).avi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Monty Python</text:p>
          </table:table-cell>
          <table:table-cell office:value-type="string">
            <text:p>monty python's flying circus - 2x07- the attila the hun show (subtitulado en castellano_spanish).avi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onty Python</text:p>
          </table:table-cell>
          <table:table-cell office:value-type="string">
            <text:p>monty python's flying circus - 2x08 - archeology today (subtitulado en castellano_spanish).avi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Monty Python</text:p>
          </table:table-cell>
          <table:table-cell office:value-type="string">
            <text:p>monty python's flying circus - 2x10 - scott of the antarctic (subtitulado en castellano_spanish).avi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Monty Python</text:p>
          </table:table-cell>
          <table:table-cell office:value-type="string">
            <text:p>monty python's flying circus - 2x12 - spam (subtitulado en castellano_spanish).avi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Monty Python</text:p>
          </table:table-cell>
          <table:table-cell office:value-type="string">
            <text:p>monty python's flying circus - 2x13 - royal episode (subtitulado en castellano_spanish).avi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Monty Python</text:p>
          </table:table-cell>
          <table:table-cell office:value-type="string">
            <text:p>monty python's flying circus - 3x01 - whicker's world (subtitulado en castellano_spanish).avi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onty Python</text:p>
          </table:table-cell>
          <table:table-cell office:value-type="string">
            <text:p>monty python's flying circus - 3x03 - the money programme (subtitulado en castellano_spanish).avi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onty Python</text:p>
          </table:table-cell>
          <table:table-cell office:value-type="string">
            <text:p>monty python's flying circus - 3x06 - the war against pornography (subtitulado en castellano_spanish).avi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Monty Python</text:p>
          </table:table-cell>
          <table:table-cell office:value-type="string">
            <text:p>monty python's flying circus - 3x07 - salad days (subtitulado en castellano_spanish).avi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Monty Python</text:p>
          </table:table-cell>
          <table:table-cell office:value-type="string">
            <text:p>monty python's flying circus - 3x08 - the cycling tour (subtitulado en castellano_spanish).avi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Monty Python</text:p>
          </table:table-cell>
          <table:table-cell office:value-type="string">
            <text:p>monty python's flying circus - 3x09 - the nude organist (subtitulado en castellano_spanish).avi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onty Python</text:p>
          </table:table-cell>
          <table:table-cell office:value-type="string">
            <text:p>monty python's flying circus - 3x10 - e henry tripshaw's desease (subtitulado en castellano_spanish).avi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Monty Python</text:p>
          </table:table-cell>
          <table:table-cell office:value-type="string">
            <text:p>monty python's flying circus - 3x11 - dennis moore (subtitulado en castellano_spanish).avi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Monty Python</text:p>
          </table:table-cell>
          <table:table-cell office:value-type="string">
            <text:p>monty python's flying circus - 3x12 - a book at bedtime (subtitulado en castellano_spanish).avi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Monty Python</text:p>
          </table:table-cell>
          <table:table-cell office:value-type="string">
            <text:p>monty python's flying circus - 3x13 - grandstand (subtitulado en castellano_spanish).avi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Monty Python</text:p>
          </table:table-cell>
          <table:table-cell office:value-type="string">
            <text:p>monty python's flying circus - 4x02 - michael ellis (subtitulado en castellano_spanish).avi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onty Python</text:p>
          </table:table-cell>
          <table:table-cell office:value-type="string">
            <text:p>monty python's flying circus - 4x03 - light entertainment war (subtitulado en castellano).avi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onty Python</text:p>
          </table:table-cell>
          <table:table-cell office:value-type="string">
            <text:p>monty python's flying circus - 4x04 - hamlet (subtitulado en castellano_spanish).avi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Monty Python</text:p>
          </table:table-cell>
          <table:table-cell office:value-type="string">
            <text:p>monty python's flying circus - 4x05 - mr neutron (subtitulado en castellano_spanish).avi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Monty Python</text:p>
          </table:table-cell>
          <table:table-cell office:value-type="string">
            <text:p>monty python's flying circus - 4x06 - party political broadcast (subtitulado en castellano_spanish).av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urnau</text:p>
          </table:table-cell>
          <table:table-cell office:value-type="string">
            <text:p>Amanecer (Murnau, 1927) Cine Mudo.avi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Oliver Stone</text:p>
          </table:table-cell>
          <table:table-cell office:value-type="string">
            <text:p>Comandante.Oliver.Stone.Spanish.DVD-Rip.svcd.Sub.Castellano.By.Galamu.mpg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Oliver Stone</text:p>
          </table:table-cell>
          <table:table-cell office:value-type="string">
            <text:p>Platoon.Spanish.DVD-Rip.Xvid-Mp3.DVD-RiPPeRS_[Para.www.BajandoDivx.com].avi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Orson Welles</text:p>
          </table:table-cell>
          <table:table-cell office:value-type="string">
            <text:p>El cuarto Mandamiento -Orson Welles (1942) <text:s/>[español Dvdrip].avi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Orson Welles</text:p>
          </table:table-cell>
          <table:table-cell office:value-type="string">
            <text:p>La dama de Shanghai - Orson Welles (1948) (DVDRip Spa-Eng).avi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Otto Preminger</text:p>
          </table:table-cell>
          <table:table-cell office:value-type="string">
            <text:p>Anatomia De Un Asesinato.avi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Otto Preminger</text:p>
          </table:table-cell>
          <table:table-cell office:value-type="string">
            <text:p>Laura. OTTO PREMINGER (1944) (Cine Clasico).avi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Otto Preminger</text:p>
          </table:table-cell>
          <table:table-cell office:value-type="string">
            <text:p>Rio sin retorno (1954) - Otto Preminger - Marilyn Monroe &amp; Robert Mitchum (Dual English-Spanish, DivX, mp3).avi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Paul Thomas Anderson</text:p>
          </table:table-cell>
          <table:table-cell office:value-type="string">
            <text:p>Boogie Nights.avi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Paul Thomas Anderson</text:p>
          </table:table-cell>
          <table:table-cell office:value-type="string">
            <text:p>Hard.Eight.1997 (Sydney).iNTERNAL.DVDRiP.XViD-HLS.avi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Paul Thomas Anderson</text:p>
          </table:table-cell>
          <table:table-cell office:value-type="string">
            <text:p>magnolia [spanish dvdrip].avi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Paul Thomas Anderson</text:p>
          </table:table-cell>
          <table:table-cell office:value-type="string">
            <text:p>Magnolia.1999.WS.iNTERNAL.PAL.DVDRiP.XviD.AC3.5.1ch-fiNaLe.1.avi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Paul Thomas Anderson</text:p>
          </table:table-cell>
          <table:table-cell office:value-type="string">
            <text:p>Magnolia.1999.WS.iNTERNAL.PAL.DVDRiP.XviD.AC3.5.1ch-fiNaLe.2.avi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Paul Thomas Anderson</text:p>
          </table:table-cell>
          <table:table-cell office:value-type="string">
            <text:p>punch drunk love - embriagado de amor spanish divx 5 0 5 mp3.avi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Paul Thomas Anderson</text:p>
          </table:table-cell>
          <table:table-cell office:value-type="string">
            <text:p>Punch_Drunk_Love.avi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Paul Thomas Anderson</text:p>
          </table:table-cell>
          <table:table-cell office:value-type="string">
            <text:p>The.Master.[Spanish].DVDScreener.XviD.[DTL].avi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reston Sturges</text:p>
          </table:table-cell>
          <table:table-cell office:value-type="string">
            <text:p>Las Tres Noches De Eva (Barbara Stanwyck, Henry Fonda) Satrip (Spanish) (Grupo Cine-Clasico Bajandodivx).avi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reston Sturges</text:p>
          </table:table-cell>
          <table:table-cell office:value-type="string">
            <text:p>N-LOS VIAJES DE SULLIVAN- Spanish- Preston Sturges (1941) By Juanfran.avi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Quentin Tarantino</text:p>
          </table:table-cell>
          <table:table-cell office:value-type="string">
            <text:p>Death.Proof.DVD-Rip.Xvid-Mp3.Spanish..avi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Quentin Tarantino</text:p>
          </table:table-cell>
          <table:table-cell office:value-type="string">
            <text:p>Malditos.Bastardos.2009.TS.HQ.SPANiSH.XViD..avi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Quentin Tarantino</text:p>
          </table:table-cell>
          <table:table-cell office:value-type="string">
            <text:p>reservoir dogs [quentin tarantino 2002].avi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Robert Altman</text:p>
          </table:table-cell>
          <table:table-cell office:value-type="string">
            <text:p>El juego de Hollywood.avi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Robert Altman</text:p>
          </table:table-cell>
          <table:table-cell office:value-type="string">
            <text:p>Vidas Cruzadas [DVDrip By Jonnycinema] Spanish CD1.mpg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Robert Altman</text:p>
          </table:table-cell>
          <table:table-cell office:value-type="string">
            <text:p>Vidas.Cruzadas.[DVDrip.By.Jonnycinema].Spanish.CD2.mpg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Rodrigo Garcia</text:p>
          </table:table-cell>
          <table:table-cell office:value-type="string">
            <text:p>Nueve.Vidas.Spanish.[DvDScreener].[EstrenosDivX.CoM].avi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Roger Corman</text:p>
          </table:table-cell>
          <table:table-cell office:value-type="string">
            <text:p>Conquistaron el Mundo(It Conquered the World) Corman, Roger (1956) <text:s/>[eng espsub].mpg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Roger Corman</text:p>
          </table:table-cell>
          <table:table-cell office:value-type="string">
            <text:p>El hombre con rayos X en los ojos (Roger Corman 1963) <text:s/>CLASIC F .avi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Roger Corman</text:p>
          </table:table-cell>
          <table:table-cell office:value-type="string">
            <text:p>La Matanza del Dia de San Valentin (Roger Corman Vhs-Rip by Vern).avi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Roger Corman</text:p>
          </table:table-cell>
          <table:table-cell office:value-type="string">
            <text:p>Mama.Sangrienta.(Roger.Corman.1969).by.ismadj.avi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Roman Polansky</text:p>
          </table:table-cell>
          <table:table-cell office:value-type="string">
            <text:p>La Muerte Y La Doncella. 1994. ROMAN POLANSKI. Sigourney Weaver. Spanish..avi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Roman Polansky</text:p>
          </table:table-cell>
          <table:table-cell office:value-type="string">
            <text:p>La.Semilla.del.Diablo...[DVDRip]..by.SDG.avi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Roman Polansky</text:p>
          </table:table-cell>
          <table:table-cell office:value-type="string">
            <text:p>lunas.de.hiel.-.roman.polanski.-.cvcd-.by.Catalion.mpg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Roman Polansky</text:p>
          </table:table-cell>
          <table:table-cell office:value-type="string">
            <text:p>Repulsion.[Roman.Polanski.1965].Spanish.CVCD.DVDRip.by.EVCDGroup.Rubia26-Cordoba.mpg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Roman Polansky</text:p>
          </table:table-cell>
          <table:table-cell office:value-type="string">
            <text:p>Un.Dios.Salvaje.[2011].[Spanish].DVDScreener.XviD.avi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am Peckinpah</text:p>
          </table:table-cell>
          <table:table-cell office:value-type="string">
            <text:p>Grupo Salvaje (Sam Peckinpah,1969) Spanish Ripeado Por Jakobo.avi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am Peckinpah</text:p>
          </table:table-cell>
          <table:table-cell office:value-type="string">
            <text:p>Perros.De.Paja.Spanish.XviD.MP3.DVDRip.By.FreAk.TEAm.avi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Sam Peckinpah</text:p>
          </table:table-cell>
          <table:table-cell office:value-type="string">
            <text:p>Sam Peckinpah - La Huida (1972).avi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ergio Leone</text:p>
          </table:table-cell>
          <table:table-cell office:value-type="string">
            <text:p>Erase una vez en America.[CD2].Robert de Niro.avi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ergio Leone</text:p>
          </table:table-cell>
          <table:table-cell office:value-type="string">
            <text:p>Erase.una.vez.en.America.[CD1].[DvD-RiPPeRS][Indicedonkey.com][Spanish.Divx.5.0.5,MP3].avi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Sergio Leone</text:p>
          </table:table-cell>
          <table:table-cell office:value-type="string">
            <text:p>Hasta.que.llego.su.Hora.[DvdRip-Dual-Mp3].avi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pike Jonze</text:p>
          </table:table-cell>
          <table:table-cell office:value-type="string">
            <text:p>Como.ser.John.Malkovich.avi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pike Jonze</text:p>
          </table:table-cell>
          <table:table-cell office:value-type="string">
            <text:p>El.ladron.de.orquideas.(Adaptation).avi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pike Jonze</text:p>
          </table:table-cell>
          <table:table-cell office:value-type="string">
            <text:p>I'm Here (2010) - Spike Jonze.avi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tanley Kubrik</text:p>
          </table:table-cell>
          <table:table-cell office:value-type="string">
            <text:p>2001 una odisea del espacio (stanley kubrick).avi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tanley Kubrik</text:p>
          </table:table-cell>
          <table:table-cell office:value-type="string">
            <text:p>Atraco.Perfecto.[Stanley.Kubrick].[DVDivX.Spanish].avi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tanley Kubrik</text:p>
          </table:table-cell>
          <table:table-cell office:value-type="string">
            <text:p>cine belico - senderos_de_gloria_[stanley_kubrick].avi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tanley Kubrik</text:p>
          </table:table-cell>
          <table:table-cell office:value-type="string">
            <text:p>El Beso Del Asesino (Stanley Kubrick-1955).avi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tanley Kubrik</text:p>
          </table:table-cell>
          <table:table-cell office:value-type="string">
            <text:p>El Resplandor DVDRip AC3 Dual [www.hermeticos.org].avi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tanley Kubrik</text:p>
          </table:table-cell>
          <table:table-cell office:value-type="string">
            <text:p>la chaqueta metálica.avi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tanley Kubrik</text:p>
          </table:table-cell>
          <table:table-cell office:value-type="string">
            <text:p>la naranja mecanica spanish divx.avi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tanley Kubrik</text:p>
          </table:table-cell>
          <table:table-cell office:value-type="string">
            <text:p>telefono rojo volamos hacia moscu(stanley kubrick)[www emwreloaded com].avi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akeshi Kitano</text:p>
          </table:table-cell>
          <table:table-cell office:value-type="string">
            <text:p>Dolls (De Takeshi Kitano) [Spanish DVDrip][XviD].avi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Takeshi Kitano</text:p>
          </table:table-cell>
          <table:table-cell office:value-type="string">
            <text:p>Zatoichi_SpanishDVDrip_XviD[agujero]BySerpico.avi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Terrence Malick</text:p>
          </table:table-cell>
          <table:table-cell office:value-type="string">
            <text:p>El.arbol.de.la.vida(2011).(Spanish).DVD-Rip.XviD-AC3.by.elhobbyt.(emulesonic.com).avi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errence Malick</text:p>
          </table:table-cell>
          <table:table-cell office:value-type="string">
            <text:p>El.Nuevo.Mundo.(Spanish.English).DVD-Rip.XviD-AC3.by.Pinguino.(blueteam).avi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errence Malick</text:p>
          </table:table-cell>
          <table:table-cell office:value-type="string">
            <text:p>La.delgada.linea.roja.(1998).(Spanish.English).DVD-Rip.XviD-AC3.by.rodosky.(hispashare.com).avi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Terrence Malick</text:p>
          </table:table-cell>
          <table:table-cell office:value-type="string">
            <text:p>Richard Gere - Dias Del Cielo - Terrence Malick (1978) Dvdrip Spanish Xvid.avi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errence Malick</text:p>
          </table:table-cell>
          <table:table-cell office:value-type="string">
            <text:p>To.The.Wonder.(Spanish).HDrip.XviD-AC3.by.Nash.(redemule.com).avi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Tim Burton</text:p>
          </table:table-cell>
          <table:table-cell office:value-type="string">
            <text:p>Ed Wood 1994 [DvDRip].av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dd Solondz</text:p>
          </table:table-cell>
          <table:table-cell office:value-type="string">
            <text:p>Happiness.mp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dd Solondz</text:p>
          </table:table-cell>
          <table:table-cell office:value-type="string">
            <text:p>Storytelling (Cosas que no se olvidan)[Todd Solondz.2001] [Spanish Subtitles].avi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Vittorio de Sica</text:p>
          </table:table-cell>
          <table:table-cell office:value-type="string">
            <text:p>El Ladron de bicicletas.av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yne Wang</text:p>
          </table:table-cell>
          <table:table-cell office:value-type="string">
            <text:p>Blue In The Face (Wayne Wang &amp; Paul Auster, 1995) (Dual-Eng-Spa)+(Subt. Spanish) (ver despues de smoke).av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yne Wang</text:p>
          </table:table-cell>
          <table:table-cell office:value-type="string">
            <text:p>Smoke (Wayne Wang 1995) DVDRiP AC3 Completa Sub-Spanish.avi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Wes Anderson</text:p>
          </table:table-cell>
          <table:table-cell office:value-type="string">
            <text:p>Bottle Rocket (Ladrón que roba a un ladrón) (1996) - Wes Anderson - VOSE.avi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Wes Anderson</text:p>
          </table:table-cell>
          <table:table-cell office:value-type="string">
            <text:p>Life.Aquatic.DVD-Screener.Xvid-Mp3.Spanish.By.Grup..AR_MI.avi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Wes Anderson</text:p>
          </table:table-cell>
          <table:table-cell office:value-type="string">
            <text:p>los.tenenbaums..una.familia.de.genios.spanish.DvD.ripp.[Divx5.05.+Mp3][By.BouNCeR_RiPPeR].avi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Wes Anderson</text:p>
          </table:table-cell>
          <table:table-cell office:value-type="string">
            <text:p>Moonrise.Kingdom.(Spanish).HDrip.XviD-AC3.by.KaNyO.(hispashare.com).avi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William Wyler</text:p>
          </table:table-cell>
          <table:table-cell office:value-type="string">
            <text:p>El Coleccionista William Wyler 1965 Spanish Español.avi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William Wyler</text:p>
          </table:table-cell>
          <table:table-cell office:value-type="string">
            <text:p>La Heredera (Bette Davis) -1949 (Spanish) By Lang.avi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William Wyler</text:p>
          </table:table-cell>
          <table:table-cell office:value-type="string">
            <text:p>La.Loba.(William.Wyler,1941).(Spanish).(DVB-Rip).(XviD-mp3).(by.Marc27).(filibusteros.com).avi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William Wyler</text:p>
          </table:table-cell>
          <table:table-cell office:value-type="string">
            <text:p>Los mejores años de nuestra vida.Oscar1946.DVDRip.Spanish.Divx.Elo.avi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William Wyler</text:p>
          </table:table-cell>
          <table:table-cell office:value-type="string">
            <text:p>vacaciones en roma gregory peck dvdrip avi español.avi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Win Wenders</text:p>
          </table:table-cell>
          <table:table-cell office:value-type="string">
            <text:p>Alicia.en.las.ciudades-Win.Wenders.avi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Win Wenders</text:p>
          </table:table-cell>
          <table:table-cell office:value-type="string">
            <text:p>El cielo sobre Berlín [Spanish] [DVDRIP] [PCTorrent.com].avi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Win Wenders</text:p>
          </table:table-cell>
          <table:table-cell office:value-type="string">
            <text:p>el estado de las cosas (1982) wim wenders.avi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Win Wenders</text:p>
          </table:table-cell>
          <table:table-cell office:value-type="string">
            <text:p>El.Amigo.Americano.(Wim.Wenders).DVDRip.CVCD.by.joevi.mpg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Win Wenders</text:p>
          </table:table-cell>
          <table:table-cell office:value-type="string">
            <text:p>En El Curso Del Tiempo - Wim Wenders.avi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Win Wenders</text:p>
          </table:table-cell>
          <table:table-cell office:value-type="string">
            <text:p>Paris_Texas Dual 1984 [DvDRip].avi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Win Wenders</text:p>
          </table:table-cell>
          <table:table-cell office:value-type="string">
            <text:p>Wim Wenders (Pina 3D.2011)vose.avi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Wong Kar-Wai</text:p>
          </table:table-cell>
          <table:table-cell office:value-type="string">
            <text:p>2046 [spanish-dvdrip] [xvid mp3].avi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Wong Kar-Wai</text:p>
          </table:table-cell>
          <table:table-cell office:value-type="string">
            <text:p>Chungking Express.1994.[DVDRip].XVID.AC3.SPA.avi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Wong Kar-Wai</text:p>
          </table:table-cell>
          <table:table-cell office:value-type="string">
            <text:p>Deseando Amar (In the Mood for Love - Fa Yeung Nin Wa) - Kar Wai Wong 2000.avi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Wong Kar-Wai</text:p>
          </table:table-cell>
          <table:table-cell office:value-type="string">
            <text:p>Fallen.Angels.(Duo.luo.tian.shi-Wong.Kar.Wai-1995).[DVDRip.XViD.2pass-Lame.mp3.VBR].[DUAL.español.spanish-chinese]-[TkH].avi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Wong Kar-Wai</text:p>
          </table:table-cell>
          <table:table-cell office:value-type="string">
            <text:p>My Blueberry Nights.avi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Woody Allen</text:p>
          </table:table-cell>
          <table:table-cell office:value-type="string">
            <text:p>Manhattan.by. <text:s text:c="4"/>Mane.avi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Woody Allen</text:p>
          </table:table-cell>
          <table:table-cell office:value-type="string">
            <text:p>Melinda y Melinda (Woody Allen, 2004) [DVDrip] [Español-English].avi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Woody Allen</text:p>
          </table:table-cell>
          <table:table-cell office:value-type="string">
            <text:p>Midnight.In.Paris.Spanish.XviD.MP3.DVDRip.By.FreAk.TEAm.avi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Woody Allen</text:p>
          </table:table-cell>
          <table:table-cell office:value-type="string">
            <text:p>Scoop.Spanish.[TeleSync].[EstrenosDivX.CoM].avi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Woody Allen</text:p>
          </table:table-cell>
          <table:table-cell office:value-type="string">
            <text:p>Si.La.Cosa.Funciona.2009.DVDSCR.CASTELLANO.XViD.avi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Woody Allen</text:p>
          </table:table-cell>
          <table:table-cell office:value-type="string">
            <text:p>sueños de un seductor (woody allen).avi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Woody Allen</text:p>
          </table:table-cell>
          <table:table-cell office:value-type="string">
            <text:p>Woody Allen - Acordes Y Desacuerdos - Spanish.avi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Woody Allen</text:p>
          </table:table-cell>
          <table:table-cell office:value-type="string">
            <text:p>woody allen - toma el dinero y corre.avi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Woody Allen</text:p>
          </table:table-cell>
          <table:table-cell office:value-type="string">
            <text:p>Woody Allen - What'S Up Tiger Lily - Lily La Tigresa - VOS [EMW].avi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Woody Allen</text:p>
          </table:table-cell>
          <table:table-cell office:value-type="string">
            <text:p>woody allen..La Maldicion del Escorpion de Jade (Español) (Spanishare Divx Group)Divx5.avi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Woody Allen</text:p>
          </table:table-cell>
          <table:table-cell office:value-type="string">
            <text:p>Woody_Allen_El_dormilon.avi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Woody Allen</text:p>
          </table:table-cell>
          <table:table-cell office:value-type="string">
            <text:p>Woody.Allen.Todo.Lo.Que.Siempre.Quiso.Saber.Sobre.El.Sexo.(Spanish.CVCD).by.Filiprim.mpg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Woody Allen</text:p>
          </table:table-cell>
          <table:table-cell office:value-type="string">
            <text:p>Zelig [spanish][Woody Allen][DVDrip][divxpro502]by ranchito.avi</text:p>
          </table:table-cell>
        </table:table-row>
      </table:table>
      <table:database-ranges>
        <table:database-range table:target-range-address="Hoja1.A1:Hoja1.C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8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19/04/2014</text:date>, <text:time>08:49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4-04-19T08:49:32</dc:date>
    <dc:creator>david </dc:creator>
    <meta:editing-duration>PT00H11M41S</meta:editing-duration>
    <meta:editing-cycles>1</meta:editing-cycles>
    <meta:document-statistic meta:table-count="1" meta:cell-count="1548" meta:object-count="0"/>
  </office:meta>
</office:document-meta>
</file>